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4"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5"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6"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7"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8"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9"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10"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11"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12" style:family="paragraph" style:parent-style-name="Standard" style:list-style-name="L2">
      <style:paragraph-properties fo:text-align="start" style:justify-single-word="false"/>
      <style:text-properties fo:font-size="12pt" officeooo:rsid="000d85b3" officeooo:paragraph-rsid="000d85b3" style:font-size-asian="10.5pt" style:font-size-complex="12pt"/>
    </style:style>
    <style:style style:name="P1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1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1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16" style:family="paragraph" style:parent-style-name="Standard">
      <style:paragraph-properties fo:text-align="start" style:justify-single-word="false"/>
      <style:text-properties fo:font-size="15pt" officeooo:rsid="0017a6b2" officeooo:paragraph-rsid="0017a6b2" fo:background-color="#ffffff" style:font-size-asian="15pt" style:font-size-complex="15pt"/>
    </style:style>
    <style:style style:name="P17"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19" style:family="paragraph" style:parent-style-name="Standard" style:list-style-name="L2">
      <style:paragraph-properties fo:text-align="start" style:justify-single-word="false"/>
      <style:text-properties fo:color="#000000" loext:opacity="100%" fo:font-size="12pt" officeooo:rsid="000d85b3" officeooo:paragraph-rsid="000d85b3" style:font-size-asian="10.5pt" style:font-size-complex="12pt"/>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7a6b2" style:font-size-asian="10.5pt" style:font-size-complex="12pt"/>
    </style:style>
    <style:style style:name="T8" style:family="text">
      <style:text-properties fo:font-size="12pt" officeooo:rsid="000f3a05" style:font-size-asian="10.5pt" style:font-size-complex="12pt"/>
    </style:style>
    <style:style style:name="T9" style:family="text">
      <style:text-properties fo:font-size="12pt" officeooo:rsid="0010c0d2" style:font-size-asian="10.5pt" style:font-size-complex="12pt"/>
    </style:style>
    <style:style style:name="T10" style:family="text">
      <style:text-properties officeooo:rsid="000f3a05"/>
    </style:style>
    <style:style style:name="T11" style:family="text">
      <style:text-properties officeooo:rsid="00154638"/>
    </style:style>
    <style:style style:name="T12" style:family="text">
      <style:text-properties officeooo:rsid="0015e1ef"/>
    </style:style>
    <style:style style:name="T13" style:family="text">
      <style:text-properties officeooo:rsid="0017a6b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7">SEZIONE 2:</text:p>
      <text:p text:style-name="P4">Descrizione sistema operativo disastrOS. </text:p>
      <text:p text:style-name="P4">Punti fondamentali TODO:</text:p>
      <text:list text:style-name="L1">
        <text:list-item>
          <text:p text:style-name="P8">le basi: <text:s/>allocatori e <text:span text:style-name="T3">liste collegate</text:span>. </text:p>
        </text:list-item>
        <text:list-item>
          <text:p text:style-name="P8">Le strutture: PCB e chiamate a sistema (syscall).</text:p>
        </text:list-item>
        <text:list-item>
          <text:p text:style-name="P8">I processi: schedulazione e context switch.</text:p>
        </text:list-item>
        <text:list-item>
          <text:p text:style-name="P8">I timer: meccanismi di waiting (sleeping) e risveglio dei processi.</text:p>
        </text:list-item>
        <text:list-item>
          <text:p text:style-name="P9">Le risorse: file e descrittori.</text:p>
        </text:list-item>
      </text:list>
      <text:p text:style-name="P4"/>
      <text:p text:style-name="P4"/>
      <text:p text:style-name="P17"><text:span text:style-name="T13">2.1</text:span> L<text:span text:style-name="T10">e basi: <text:s/>allocatori e </text:span><text:span text:style-name="T3">liste collegate</text:span></text:p>
      <text:p text:style-name="P13"><text:s/></text:p>
      <text:p text:style-name="P10">Le fondamenta del<text:span text:style-name="T11">l’</text:span>ambiente di sviluppo, nonchè le basi dello pseudo-OS coincidono con il centro principale di questa relazione: gli allocatori.</text:p>
      <text:p text:style-name="P11">Il sistema utilizza allocatori SLAB, grazie a strutture dati apposite quali le liste collegate. Come suggerisce il loro nome, questo tipo di allocatori divide la memoria in un numero precedentemente definito di “lastre” (slab) della stessa dimensione. <text:span text:style-name="T12">E’ proprio</text:span> l<text:span text:style-name="T12">a</text:span> <text:span text:style-name="T12">garanzia</text:span> di un numero ed una dimensione fissati a permettere l’implementazione delle liste collegate, necessarie alla gestione delle varie porzioni di memoria, attraverso array list. Come ogni tipologia anche questa ultima deve realizzare le due funzioni essenziali di ogni allocatore: le richieste di allocazione e deallocazione. Entrambe, in questo caso, vengono inoltrate rispettivamente alla lista collegata come richieste di blocchi da ottenere o aggiungere alla struttura.</text:p>
      <text:p text:style-name="P14"><text:span text:style-name="T6">Il singolo allocatore</text:span><text:span text:style-name="T5"> </text:span><text:span text:style-name="T6">consiste quindi in questo caso in una semplice struct al cui interno, tra gli altri campi, risiedono il buffer di memoria da gestire e la lista di blocchi liberi. A disposizione del sistema vengono messe tre funzioni attraverso le quali si interagisce con la memoria (buffer): inizializzazione dell’allocatore, allocazione e deallocazione di blocchi.</text:span></text:p>
      <text:p text:style-name="P15"><text:span text:style-name="T6">//S</text:span><text:span text:style-name="T4">ingole funzioni trattate in seguito nel Buddy</text:span></text:p>
      <text:p text:style-name="P15"><text:span text:style-name="T4">//figura dell’header pool_allocator rinominato a slab</text:span></text:p>
      <text:p text:style-name="P15"><text:span text:style-name="T4"/></text:p>
      <text:p text:style-name="P15"><text:span text:style-name="T4"/></text:p>
      <text:p text:style-name="P18"><text:span text:style-name="T13">2.2</text:span> L<text:span text:style-name="T10">e </text:span><text:span text:style-name="T13">strutture</text:span><text:span text:style-name="T10">: <text:s/></text:span><text:span text:style-name="T13">PCB e chiamate a sistema</text:span></text:p>
      <text:p text:style-name="P18"/>
      <text:p text:style-name="P16"><text:span text:style-name="T4"/></text:p>
      <text:p text:style-name="P16"><text:span text:style-name="T4"/></text:p>
      <text:p text:style-name="P15"><text:span text:style-name="T4"/></text:p>
      <text:p text:style-name="P6"/>
      <text:p text:style-name="P6"/>
      <text:p text:style-name="P6"/>
      <text:p text:style-name="P5">Letteratura:</text:p>
      <text:p text:style-name="P5">?<text:tab/></text:p>
      <text:p text:style-name="P2">---------------</text:p>
      <text:p text:style-name="P3">-appunti:</text:p>
      <text:list text:style-name="L2">
        <text:list-item>
          <text:p text:style-name="P12">contesto implementazione (pseudo sistema operativo)</text:p>
        </text:list-item>
        <text:list-item>
          <text:p text:style-name="P19"><text:span text:style-name="T1">5 sezioni:</text:span><text:line-break/><text:line-break/><text:span text:style-name="T1">1. introduzione</text:span><text:line-break/><text:span text:style-name="T1">cos'</text:span><text:span text:style-name="T2">è</text:span><text:span text:style-name="T1"> il problema affrontato</text:span><text:line-break/><text:soft-pag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0-28T00:14:28.523002430</dc:date>
    <meta:editing-duration>PT5H51M34S</meta:editing-duration>
    <meta:editing-cycles>16</meta:editing-cycles>
    <meta:generator>LibreOffice/7.4.2.3$Linux_X86_64 LibreOffice_project/40$Build-3</meta:generator>
    <meta:document-statistic meta:table-count="0" meta:image-count="0" meta:object-count="0" meta:page-count="2" meta:paragraph-count="23" meta:word-count="352" meta:character-count="2404" meta:non-whitespace-character-count="2067"/>
  </office:meta>
</office:document-meta>
</file>